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eg_death_dtls</text:p>
          </table:table-cell>
          <table:table-cell/>
          <table:table-cell table:style-name="ce1" office:value-type="string" calcext:value-type="string">
            <text:p>eg_death_cause_detai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stration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name_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name_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ddlename_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ddlename_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name_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name_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dhar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_unit</text:p>
          </table:table-cell>
          <table:table-cell office:value-type="string" calcext:value-type="string">
            <text:p>m_age_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ofdeath_fr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meofdeath_from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timeofdeath_unit_from</text:p>
          </table:table-cell>
          <table:table-cell table:style-name="ce2" office:value-type="string" calcext:value-type="string">
            <text:p>am/pm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dateofdeath_to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timeofdeath_to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timeofdeath_unit_to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placeofdeath_id</text:p>
          </table:table-cell>
          <table:table-cell office:value-type="string" calcext:value-type="string">
            <text:p>Dropdowm</text:p>
          </table:table-cell>
          <table:table-cell office:value-type="string" calcext:value-type="string">
            <text:p>HOME/HOSPITAL/institution/VEHICLE/Publicpl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thh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manant_address_home_id</text:p>
          </table:table-cell>
          <table:table-cell table:number-columns-repeated="2"/>
          <table:table-cell office:value-type="string" calcext:value-type="string">
            <text:p>present_add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ant_address_home_id</text:p>
          </table:table-cell>
          <table:table-cell table:number-columns-repeated="2"/>
          <table:table-cell office:value-type="string" calcext:value-type="string">
            <text:p>premant_add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thhospital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institution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hicle_details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_death_palace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_ward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_remarks_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_remarks_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ceofbu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ialinstitution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ofre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rmant_name_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rmant_name_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rmant_address_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rmant_address_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rmant_aadhar_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rmant_phone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d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modified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modifie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nant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a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d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ionality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igion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dco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claime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deceased_present_address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eased_premanant_address_i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0:45:56.662124654</meta:creation-date>
    <dc:date>2022-11-09T14:30:41.601448161</dc:date>
    <meta:editing-duration>PT2H32M15S</meta:editing-duration>
    <meta:editing-cycles>18</meta:editing-cycles>
    <meta:generator>LibreOffice/7.3.6.2$Linux_X86_64 LibreOffice_project/30$Build-2</meta:generator>
    <meta:document-statistic meta:table-count="1" meta:cell-count="62" meta:object-count="0"/>
  </office:meta>
</office:document-meta>
</file>